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weight="normal" officeooo:rsid="00453a0c" officeooo:paragraph-rsid="00453a0c" style:font-weight-asian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676dc" officeooo:paragraph-rsid="001676dc"/>
    </style:style>
    <style:style style:name="P3" style:family="paragraph" style:parent-style-name="Standard">
      <style:paragraph-properties fo:line-height="150%" fo:text-align="start" style:justify-single-word="false"/>
      <style:text-properties officeooo:rsid="001676dc" officeooo:paragraph-rsid="001676dc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officeooo:rsid="0019d3e1" officeooo:paragraph-rsid="001ac0df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rsid="0019d3e1" officeooo:paragraph-rsid="001906f1"/>
    </style:style>
    <style:style style:name="P6" style:family="paragraph" style:parent-style-name="Standard">
      <style:paragraph-properties fo:line-height="150%" fo:text-align="start" style:justify-single-word="false"/>
      <style:text-properties officeooo:rsid="0055f13e" officeooo:paragraph-rsid="001906f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weight="normal" officeooo:rsid="00453a0c" officeooo:paragraph-rsid="00453a0c" style:font-weight-asian="normal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fo:font-weight="normal" officeooo:rsid="00480325" officeooo:paragraph-rsid="00480325" style:font-weight-asian="normal" style:font-weight-complex="normal"/>
    </style:style>
    <style:style style:name="P12" style:family="paragraph" style:parent-style-name="Standard" style:list-style-name="L2">
      <style:paragraph-properties fo:line-height="150%" fo:text-align="start" style:justify-single-word="false"/>
      <style:text-properties fo:font-weight="normal" officeooo:rsid="00480325" officeooo:paragraph-rsid="00480325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weight="normal" officeooo:rsid="0019d3e1" officeooo:paragraph-rsid="001ac0df" style:font-weight-asian="normal" style:font-weight-complex="normal"/>
    </style:style>
    <style:style style:name="P14" style:family="paragraph" style:parent-style-name="Standard" style:list-style-name="L2">
      <style:paragraph-properties fo:line-height="150%" fo:text-align="start" style:justify-single-word="false"/>
      <style:text-properties fo:font-weight="normal" officeooo:rsid="0064ad1c" officeooo:paragraph-rsid="0064ad1c" style:font-weight-asian="normal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weight="normal" officeooo:rsid="006adc32" officeooo:paragraph-rsid="006adc32" style:font-weight-asian="normal" style:font-weight-complex="normal"/>
    </style:style>
    <style:style style:name="P16" style:family="paragraph" style:parent-style-name="Standard" style:list-style-name="L4">
      <style:paragraph-properties fo:line-height="150%" fo:text-align="start" style:justify-single-word="false"/>
      <style:text-properties fo:font-weight="normal" officeooo:rsid="001ccaf0" officeooo:paragraph-rsid="001ccaf0" style:font-weight-asian="normal" style:font-weight-complex="normal"/>
    </style:style>
    <style:style style:name="P17" style:family="paragraph" style:parent-style-name="Standard" style:list-style-name="L8">
      <style:paragraph-properties fo:line-height="150%" fo:text-align="start" style:justify-single-word="false"/>
      <style:text-properties fo:font-weight="normal" officeooo:rsid="001ccaf0" officeooo:paragraph-rsid="001ccaf0" style:font-weight-asian="normal" style:font-weight-complex="normal"/>
    </style:style>
    <style:style style:name="P18" style:family="paragraph" style:parent-style-name="Standard" style:list-style-name="L4">
      <style:paragraph-properties fo:line-height="150%" fo:text-align="start" style:justify-single-word="false"/>
      <style:text-properties fo:font-weight="normal" officeooo:rsid="00273bb9" officeooo:paragraph-rsid="00273bb9" style:font-weight-asian="normal" style:font-weight-complex="normal"/>
    </style:style>
    <style:style style:name="P19" style:family="paragraph" style:parent-style-name="Standard" style:list-style-name="L4">
      <style:paragraph-properties fo:line-height="150%" fo:text-align="start" style:justify-single-word="false"/>
      <style:text-properties fo:font-weight="normal" officeooo:rsid="0041227f" officeooo:paragraph-rsid="0041227f" style:font-weight-asian="normal" style:font-weight-complex="normal"/>
    </style:style>
    <style:style style:name="P20" style:family="paragraph" style:parent-style-name="Standard" style:list-style-name="L4">
      <style:paragraph-properties fo:line-height="150%" fo:text-align="start" style:justify-single-word="false"/>
      <style:text-properties fo:font-weight="normal" officeooo:rsid="0041258f" officeooo:paragraph-rsid="0041258f" style:font-weight-asian="normal" style:font-weight-complex="normal"/>
    </style:style>
    <style:style style:name="P21" style:family="paragraph" style:parent-style-name="Standard" style:list-style-name="L4">
      <style:paragraph-properties fo:line-height="150%" fo:text-align="start" style:justify-single-word="false"/>
      <style:text-properties fo:font-weight="normal" officeooo:rsid="00429dbe" officeooo:paragraph-rsid="00429dbe" style:font-weight-asian="normal" style:font-weight-complex="normal"/>
    </style:style>
    <style:style style:name="P22" style:family="paragraph" style:parent-style-name="Standard" style:list-style-name="L4">
      <style:paragraph-properties fo:line-height="150%" fo:text-align="start" style:justify-single-word="false"/>
      <style:text-properties fo:font-weight="normal" officeooo:rsid="005f0270" officeooo:paragraph-rsid="005f0270" style:font-weight-asian="normal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/>
      <style:text-properties fo:font-weight="normal" officeooo:rsid="0060604a" officeooo:paragraph-rsid="0060604a" style:font-weight-asian="normal" style:font-weight-complex="normal"/>
    </style:style>
    <style:style style:name="P24" style:family="paragraph" style:parent-style-name="Standard" style:list-style-name="L5">
      <style:paragraph-properties fo:line-height="150%" fo:text-align="start" style:justify-single-word="false"/>
      <style:text-properties fo:font-weight="normal" officeooo:rsid="0066102c" officeooo:paragraph-rsid="0066102c" style:font-weight-asian="normal" style:font-weight-complex="normal"/>
    </style:style>
    <style:style style:name="P25" style:family="paragraph" style:parent-style-name="Standard" style:list-style-name="L6">
      <style:paragraph-properties fo:line-height="150%" fo:text-align="start" style:justify-single-word="false"/>
      <style:text-properties fo:font-weight="normal" officeooo:rsid="0066102c" officeooo:paragraph-rsid="0066102c" style:font-weight-asian="normal" style:font-weight-complex="normal"/>
    </style:style>
    <style:style style:name="P26" style:family="paragraph" style:parent-style-name="Standard" style:list-style-name="L8">
      <style:paragraph-properties fo:line-height="150%" fo:text-align="start" style:justify-single-word="false"/>
      <style:text-properties fo:font-weight="normal" officeooo:rsid="0062910b" officeooo:paragraph-rsid="0062910b" style:font-weight-asian="normal" style:font-weight-complex="normal"/>
    </style:style>
    <style:style style:name="P27" style:family="paragraph" style:parent-style-name="Standard" style:list-style-name="L8">
      <style:paragraph-properties fo:line-height="150%" fo:text-align="start" style:justify-single-word="false"/>
      <style:text-properties fo:font-weight="normal" officeooo:rsid="001e43e6" officeooo:paragraph-rsid="001e43e6" style:font-weight-asian="normal" style:font-weight-complex="normal"/>
    </style:style>
    <style:style style:name="P28" style:family="paragraph" style:parent-style-name="Standard" style:list-style-name="L8">
      <style:paragraph-properties fo:line-height="150%" fo:text-align="start" style:justify-single-word="false"/>
      <style:text-properties fo:font-weight="normal" officeooo:rsid="0021f550" officeooo:paragraph-rsid="0021f550" style:font-weight-asian="normal" style:font-weight-complex="normal"/>
    </style:style>
    <style:style style:name="P29" style:family="paragraph" style:parent-style-name="Standard" style:list-style-name="L8">
      <style:paragraph-properties fo:line-height="150%" fo:text-align="start" style:justify-single-word="false"/>
      <style:text-properties fo:font-weight="normal" officeooo:rsid="002929a8" officeooo:paragraph-rsid="002929a8" style:font-weight-asian="normal" style:font-weight-complex="normal"/>
    </style:style>
    <style:style style:name="P30" style:family="paragraph" style:parent-style-name="Standard" style:list-style-name="L8">
      <style:paragraph-properties fo:line-height="150%" fo:text-align="start" style:justify-single-word="false"/>
      <style:text-properties fo:font-weight="normal" officeooo:rsid="005bae26" officeooo:paragraph-rsid="005bae26" style:font-weight-asian="normal" style:font-weight-complex="normal"/>
    </style:style>
    <style:style style:name="P31" style:family="paragraph" style:parent-style-name="Standard" style:list-style-name="L2">
      <style:paragraph-properties fo:line-height="150%"/>
      <style:text-properties officeooo:rsid="0064ad1c" officeooo:paragraph-rsid="0064ad1c"/>
    </style:style>
    <style:style style:name="P32" style:family="paragraph" style:parent-style-name="Standard" style:list-style-name="L2">
      <style:paragraph-properties fo:line-height="150%"/>
      <style:text-properties officeooo:rsid="001676dc" officeooo:paragraph-rsid="001ac0df"/>
    </style:style>
    <style:style style:name="P33" style:family="paragraph" style:parent-style-name="Standard" style:list-style-name="L2">
      <style:paragraph-properties fo:line-height="150%"/>
      <style:text-properties officeooo:rsid="00183185" officeooo:paragraph-rsid="001ac0df"/>
    </style:style>
    <style:style style:name="P34" style:family="paragraph" style:parent-style-name="Standard" style:list-style-name="L2">
      <style:paragraph-properties fo:line-height="150%"/>
      <style:text-properties officeooo:rsid="0019a205" officeooo:paragraph-rsid="001ac0df"/>
    </style:style>
    <style:style style:name="P35" style:family="paragraph" style:parent-style-name="Standard" style:list-style-name="L3">
      <style:paragraph-properties fo:line-height="150%" fo:text-align="start" style:justify-single-word="false"/>
      <style:text-properties fo:font-style="italic" fo:font-weight="normal" officeooo:rsid="001ccaf0" officeooo:paragraph-rsid="001ccaf0" style:font-style-asian="italic" style:font-weight-asian="normal" style:font-style-complex="italic" style:font-weight-complex="normal"/>
    </style:style>
    <style:style style:name="P36" style:family="paragraph" style:parent-style-name="Standard" style:list-style-name="L9">
      <style:paragraph-properties fo:line-height="150%" fo:text-align="start" style:justify-single-word="false"/>
      <style:text-properties fo:font-style="italic" fo:font-weight="normal" officeooo:rsid="0053cd95" officeooo:paragraph-rsid="0053cd95" style:font-style-asian="italic" style:font-weight-asian="normal" style:font-style-complex="italic" style:font-weight-complex="normal"/>
    </style:style>
    <style:style style:name="P37" style:family="paragraph" style:parent-style-name="Standard" style:list-style-name="L13">
      <style:paragraph-properties fo:line-height="150%" fo:text-align="start" style:justify-single-word="false"/>
      <style:text-properties fo:font-style="italic" fo:font-weight="normal" officeooo:rsid="0052f855" officeooo:paragraph-rsid="0053cd95" style:font-style-asian="italic" style:font-weight-asian="normal" style:font-style-complex="italic" style:font-weight-complex="normal"/>
    </style:style>
    <style:style style:name="P38" style:family="paragraph" style:parent-style-name="Standard" style:list-style-name="L3">
      <style:paragraph-properties fo:line-height="150%" fo:text-align="start" style:justify-single-word="false"/>
      <style:text-properties fo:font-style="italic" fo:font-weight="normal" officeooo:rsid="0036aa98" officeooo:paragraph-rsid="0036aa98" style:font-style-asian="italic" style:font-weight-asian="normal" style:font-style-complex="italic" style:font-weight-complex="normal"/>
    </style:style>
    <style:style style:name="P39" style:family="paragraph" style:parent-style-name="Standard" style:list-style-name="L3">
      <style:paragraph-properties fo:line-height="150%" fo:text-align="start" style:justify-single-word="false"/>
      <style:text-properties fo:font-style="italic" fo:font-weight="normal" officeooo:rsid="0036aa98" officeooo:paragraph-rsid="00435da7" style:font-style-asian="italic" style:font-weight-asian="normal" style:font-style-complex="italic" style:font-weight-complex="normal"/>
    </style:style>
    <style:style style:name="P40" style:family="paragraph" style:parent-style-name="Standard" style:list-style-name="L3">
      <style:paragraph-properties fo:line-height="150%" fo:text-align="start" style:justify-single-word="false"/>
      <style:text-properties fo:font-style="italic" fo:font-weight="normal" officeooo:rsid="00435da7" officeooo:paragraph-rsid="00435da7" style:font-style-asian="italic" style:font-weight-asian="normal" style:font-style-complex="italic" style:font-weight-complex="normal"/>
    </style:style>
    <style:style style:name="P41" style:family="paragraph" style:parent-style-name="Standard" style:list-style-name="L7">
      <style:paragraph-properties fo:line-height="150%" fo:text-align="start" style:justify-single-word="false"/>
      <style:text-properties fo:font-style="normal" fo:font-weight="normal" officeooo:rsid="0052f855" officeooo:paragraph-rsid="0052f855" style:font-style-asian="normal" style:font-weight-asian="normal" style:font-style-complex="normal" style:font-weight-complex="normal"/>
    </style:style>
    <style:style style:name="P42" style:family="paragraph" style:parent-style-name="Standard" style:list-style-name="L10">
      <style:paragraph-properties fo:line-height="150%" fo:text-align="start" style:justify-single-word="false"/>
      <style:text-properties fo:font-style="normal" fo:font-weight="normal" officeooo:rsid="0053cd95" officeooo:paragraph-rsid="0053cd95" style:font-style-asian="normal" style:font-weight-asian="normal" style:font-style-complex="normal" style:font-weight-complex="normal"/>
    </style:style>
    <style:style style:name="P43" style:family="paragraph" style:parent-style-name="Standard" style:list-style-name="L12">
      <style:paragraph-properties fo:line-height="150%" fo:text-align="start" style:justify-single-word="false"/>
      <style:text-properties fo:font-style="normal" fo:font-weight="normal" officeooo:rsid="0053cd95" officeooo:paragraph-rsid="0053cd95" style:font-style-asian="normal" style:font-weight-asian="normal" style:font-style-complex="normal" style:font-weight-complex="normal"/>
    </style:style>
    <style:style style:name="P44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2bed82" officeooo:paragraph-rsid="002bed82" style:font-style-asian="normal" style:font-weight-asian="normal" style:font-style-complex="normal" style:font-weight-complex="normal"/>
    </style:style>
    <style:style style:name="P45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2d5072" officeooo:paragraph-rsid="002bed82" style:font-style-asian="normal" style:font-weight-asian="normal" style:font-style-complex="normal" style:font-weight-complex="normal"/>
    </style:style>
    <style:style style:name="P46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2e7b52" officeooo:paragraph-rsid="002bed82" style:font-style-asian="normal" style:font-weight-asian="normal" style:font-style-complex="normal" style:font-weight-complex="normal"/>
    </style:style>
    <style:style style:name="P47" style:family="paragraph" style:parent-style-name="Standard" style:list-style-name="L11">
      <style:paragraph-properties fo:line-height="150%" fo:text-align="start" style:justify-single-word="false"/>
      <style:text-properties fo:font-style="normal" fo:font-weight="normal" officeooo:rsid="003199c5" officeooo:paragraph-rsid="003199c5" style:font-style-asian="normal" style:font-weight-asian="normal" style:font-style-complex="normal" style:font-weight-complex="normal"/>
    </style:style>
    <style:style style:name="P48" style:family="paragraph" style:parent-style-name="Standard" style:list-style-name="L14">
      <style:paragraph-properties fo:line-height="150%" fo:text-align="start" style:justify-single-word="false"/>
      <style:text-properties fo:font-style="normal" fo:font-weight="normal" officeooo:rsid="003c5c39" officeooo:paragraph-rsid="003c5c39" style:font-style-asian="normal" style:font-weight-asian="normal" style:font-style-complex="normal" style:font-weight-complex="normal"/>
    </style:style>
    <style:style style:name="P49" style:family="paragraph" style:parent-style-name="Standard" style:list-style-name="L14">
      <style:paragraph-properties fo:line-height="150%" fo:text-align="start" style:justify-single-word="false"/>
      <style:text-properties fo:font-style="normal" fo:font-weight="normal" officeooo:rsid="00581074" officeooo:paragraph-rsid="00581074" style:font-style-asian="normal" style:font-weight-asian="normal" style:font-style-complex="normal" style:font-weight-complex="normal"/>
    </style:style>
    <style:style style:name="P50" style:family="paragraph" style:parent-style-name="Standard" style:list-style-name="L14">
      <style:paragraph-properties fo:line-height="150%" fo:text-align="start" style:justify-single-word="false"/>
      <style:text-properties fo:font-style="normal" fo:font-weight="normal" officeooo:rsid="003df7b2" officeooo:paragraph-rsid="003d8153" style:font-style-asian="normal" style:font-weight-asian="normal" style:font-style-complex="normal" style:font-weight-complex="normal"/>
    </style:style>
    <style:style style:name="P51" style:family="paragraph" style:parent-style-name="Standard" style:list-style-name="L17">
      <style:paragraph-properties fo:line-height="150%" fo:text-align="start" style:justify-single-word="false"/>
      <style:text-properties fo:font-style="normal" fo:font-weight="normal" officeooo:rsid="004b6a2c" officeooo:paragraph-rsid="004b6a2c" style:font-style-asian="normal" style:font-weight-asian="normal" style:font-style-complex="normal" style:font-weight-complex="normal"/>
    </style:style>
    <style:style style:name="P52" style:family="paragraph" style:parent-style-name="Standard" style:list-style-name="L17">
      <style:paragraph-properties fo:line-height="150%" fo:text-align="start" style:justify-single-word="false"/>
      <style:text-properties fo:font-style="normal" fo:font-weight="normal" officeooo:rsid="004fa4ed" officeooo:paragraph-rsid="004fa4ed" style:font-style-asian="normal" style:font-weight-asian="normal" style:font-style-complex="normal" style:font-weight-complex="normal"/>
    </style:style>
    <style:style style:name="P53" style:family="paragraph" style:parent-style-name="Standard" style:list-style-name="L17">
      <style:paragraph-properties fo:line-height="150%" fo:text-align="start" style:justify-single-word="false"/>
      <style:text-properties fo:font-style="normal" fo:font-weight="normal" officeooo:rsid="00397df8" officeooo:paragraph-rsid="00581074" style:font-style-asian="normal" style:font-weight-asian="normal" style:font-style-complex="normal" style:font-weight-complex="normal"/>
    </style:style>
    <style:style style:name="P54" style:family="paragraph" style:parent-style-name="Standard" style:list-style-name="L17">
      <style:paragraph-properties fo:line-height="150%" fo:text-align="start" style:justify-single-word="false"/>
      <style:text-properties fo:font-style="normal" fo:font-weight="normal" officeooo:rsid="003888bd" officeooo:paragraph-rsid="00581074" style:font-style-asian="normal" style:font-weight-asian="normal" style:font-style-complex="normal" style:font-weight-complex="normal"/>
    </style:style>
    <style:style style:name="P55" style:family="paragraph" style:parent-style-name="Standard" style:list-style-name="L18">
      <style:paragraph-properties fo:line-height="150%" fo:text-align="start" style:justify-single-word="false"/>
      <style:text-properties fo:font-style="normal" fo:font-weight="normal" officeooo:rsid="0059653e" officeooo:paragraph-rsid="0059653e" style:font-style-asian="normal" style:font-weight-asian="normal" style:font-style-complex="normal" style:font-weight-complex="normal"/>
    </style:style>
    <style:style style:name="P56" style:family="paragraph" style:parent-style-name="Standard" style:list-style-name="L19">
      <style:paragraph-properties fo:line-height="150%" fo:text-align="start" style:justify-single-word="false"/>
      <style:text-properties fo:font-style="normal" fo:font-weight="normal" officeooo:rsid="0059653e" officeooo:paragraph-rsid="0059653e" style:font-style-asian="normal" style:font-weight-asian="normal" style:font-style-complex="normal" style:font-weight-complex="normal"/>
    </style:style>
    <style:style style:name="P57" style:family="paragraph" style:parent-style-name="Standard" style:list-style-name="L20">
      <style:paragraph-properties fo:line-height="150%" fo:text-align="start" style:justify-single-word="false"/>
      <style:text-properties fo:font-style="normal" fo:font-weight="normal" officeooo:rsid="00499ccf" officeooo:paragraph-rsid="00499ccf" style:font-style-asian="normal" style:font-weight-asian="normal" style:font-style-complex="normal" style:font-weight-complex="normal"/>
    </style:style>
    <style:style style:name="P58" style:family="paragraph" style:parent-style-name="Standard" style:list-style-name="L21">
      <style:paragraph-properties fo:line-height="150%" fo:text-align="start" style:justify-single-word="false"/>
      <style:text-properties fo:font-style="normal" fo:font-weight="normal" officeooo:rsid="0060d39d" officeooo:paragraph-rsid="0060d39d" style:font-style-asian="normal" style:font-weight-asian="normal" style:font-style-complex="normal" style:font-weight-complex="normal"/>
    </style:style>
    <style:style style:name="P59" style:family="paragraph" style:parent-style-name="Standard" style:list-style-name="L22">
      <style:paragraph-properties fo:line-height="150%" fo:text-align="start" style:justify-single-word="false"/>
      <style:text-properties fo:font-style="normal" fo:font-weight="normal" officeooo:rsid="0060d39d" officeooo:paragraph-rsid="0060d39d" style:font-style-asian="normal" style:font-weight-asian="normal" style:font-style-complex="normal" style:font-weight-complex="normal"/>
    </style:style>
    <style:style style:name="P60" style:family="paragraph" style:parent-style-name="Standard" style:list-style-name="L23">
      <style:paragraph-properties fo:line-height="150%" fo:text-align="start" style:justify-single-word="false"/>
      <style:text-properties fo:font-style="normal" fo:font-weight="normal" officeooo:rsid="0036aa98" officeooo:paragraph-rsid="0036aa98" style:font-style-asian="normal" style:font-weight-asian="normal" style:font-style-complex="normal" style:font-weight-complex="normal"/>
    </style:style>
    <style:style style:name="P61" style:family="paragraph" style:parent-style-name="Standard" style:list-style-name="L14">
      <style:paragraph-properties fo:line-height="150%" fo:text-align="start" style:justify-single-word="false"/>
      <style:text-properties officeooo:rsid="0036aa98" officeooo:paragraph-rsid="0036aa98"/>
    </style:style>
    <style:style style:name="P62" style:family="paragraph" style:parent-style-name="Standard" style:list-style-name="L14">
      <style:paragraph-properties fo:line-height="150%" fo:text-align="start" style:justify-single-word="false"/>
      <style:text-properties officeooo:rsid="003d8153" officeooo:paragraph-rsid="003d8153"/>
    </style:style>
    <style:style style:name="P63" style:family="paragraph" style:parent-style-name="Standard" style:list-style-name="L15">
      <style:paragraph-properties fo:line-height="150%" fo:text-align="start" style:justify-single-word="false"/>
      <style:text-properties officeooo:paragraph-rsid="0053cd95"/>
    </style:style>
    <style:style style:name="P64" style:family="paragraph" style:parent-style-name="Standard" style:list-style-name="L20">
      <style:paragraph-properties fo:line-height="150%" fo:text-align="start" style:justify-single-word="false"/>
      <style:text-properties officeooo:paragraph-rsid="0036aa98"/>
    </style:style>
    <style:style style:name="P65" style:family="paragraph" style:parent-style-name="Standard" style:list-style-name="L16">
      <style:paragraph-properties fo:line-height="150%" fo:text-align="start" style:justify-single-word="false"/>
      <style:text-properties officeooo:rsid="0053cd95" officeooo:paragraph-rsid="0053cd95"/>
    </style:style>
    <style:style style:name="P66" style:family="paragraph" style:parent-style-name="Standard" style:list-style-name="L20">
      <style:paragraph-properties fo:line-height="150%" fo:text-align="start" style:justify-single-word="false"/>
      <style:text-properties officeooo:rsid="003888bd" officeooo:paragraph-rsid="003888bd"/>
    </style:style>
    <style:style style:name="P67" style:family="paragraph" style:parent-style-name="Standard" style:list-style-name="L2">
      <style:paragraph-properties fo:line-height="150%"/>
      <style:text-properties officeooo:rsid="006c9b06" officeooo:paragraph-rsid="006c9b06"/>
    </style:style>
    <style:style style:name="P68" style:family="paragraph" style:parent-style-name="Heading_20_1">
      <style:paragraph-properties fo:break-before="page"/>
    </style:style>
    <style:style style:name="T1" style:family="text">
      <style:text-properties officeooo:rsid="001906f1"/>
    </style:style>
    <style:style style:name="T2" style:family="text">
      <style:text-properties officeooo:rsid="001ac0df"/>
    </style:style>
    <style:style style:name="T3" style:family="text">
      <style:text-properties officeooo:rsid="001e43e6"/>
    </style:style>
    <style:style style:name="T4" style:family="text">
      <style:text-properties officeooo:rsid="00209b9e"/>
    </style:style>
    <style:style style:name="T5" style:family="text">
      <style:text-properties officeooo:rsid="0023e51b"/>
    </style:style>
    <style:style style:name="T6" style:family="text">
      <style:text-properties officeooo:rsid="00250ec9"/>
    </style:style>
    <style:style style:name="T7" style:family="text">
      <style:text-properties officeooo:rsid="002929a8"/>
    </style:style>
    <style:style style:name="T8" style:family="text">
      <style:text-properties officeooo:rsid="002938fa"/>
    </style:style>
    <style:style style:name="T9" style:family="text">
      <style:text-properties officeooo:rsid="002c97cf"/>
    </style:style>
    <style:style style:name="T10" style:family="text">
      <style:text-properties officeooo:rsid="002f8e08"/>
    </style:style>
    <style:style style:name="T11" style:family="text">
      <style:text-properties officeooo:rsid="0034cd54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199c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888b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df7b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99cc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555c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8107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3cd95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581074" style:font-style-asian="normal" style:font-style-complex="normal"/>
    </style:style>
    <style:style style:name="T22" style:family="text">
      <style:text-properties fo:font-style="normal" officeooo:rsid="0060d39d" style:font-style-asian="normal" style:font-style-complex="normal"/>
    </style:style>
    <style:style style:name="T23" style:family="text">
      <style:text-properties fo:font-style="normal" officeooo:rsid="0068a6db" style:font-style-asian="normal" style:font-style-complex="normal"/>
    </style:style>
    <style:style style:name="T24" style:family="text">
      <style:text-properties officeooo:rsid="003b42fb"/>
    </style:style>
    <style:style style:name="T25" style:family="text">
      <style:text-properties officeooo:rsid="0041258f"/>
    </style:style>
    <style:style style:name="T26" style:family="text">
      <style:text-properties officeooo:rsid="00499ccf"/>
    </style:style>
    <style:style style:name="T27" style:family="text">
      <style:text-properties officeooo:rsid="004cd01c"/>
    </style:style>
    <style:style style:name="T28" style:family="text">
      <style:text-properties officeooo:rsid="00527085"/>
    </style:style>
    <style:style style:name="T29" style:family="text">
      <style:text-properties officeooo:rsid="003b2a26"/>
    </style:style>
    <style:style style:name="T30" style:family="text">
      <style:text-properties officeooo:rsid="00581074"/>
    </style:style>
    <style:style style:name="T31" style:family="text">
      <style:text-properties officeooo:rsid="0036aa98"/>
    </style:style>
    <style:style style:name="T32" style:family="text">
      <style:text-properties officeooo:rsid="003c5c39"/>
    </style:style>
    <style:style style:name="T33" style:family="text">
      <style:text-properties officeooo:rsid="005a8053"/>
    </style:style>
    <style:style style:name="T34" style:family="text">
      <style:text-properties officeooo:rsid="005adf8a"/>
    </style:style>
    <style:style style:name="T35" style:family="text">
      <style:text-properties officeooo:rsid="005d612b"/>
    </style:style>
    <style:style style:name="T36" style:family="text">
      <style:text-properties officeooo:rsid="0064ad1c"/>
    </style:style>
    <style:style style:name="T37" style:family="text">
      <style:text-properties officeooo:rsid="006ccb5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ue OS <text:span text:style-name="T36">Scheduler</text:span></text:p>
      <text:p text:style-name="P2"/>
      <text:p text:style-name="P2">Daniel Wirick</text:p>
      <text:p text:style-name="P2"/>
      <text:p text:style-name="P2">4-<text:span text:style-name="T36">8</text:span>-19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8"><text:a xlink:type="simple" xlink:href="#__RefHeading___Toc382_3472915330" text:style-name="Index_20_Link" text:visited-style-name="Index_20_Link">Document:<text:tab/>3</text:a></text:p>
          <text:p text:style-name="P8"><text:a xlink:type="simple" xlink:href="#__RefHeading___Toc384_3472915330" text:style-name="Index_20_Link" text:visited-style-name="Index_20_Link">Project Goals:<text:tab/>3</text:a></text:p>
          <text:p text:style-name="P8"><text:a xlink:type="simple" xlink:href="#__RefHeading___Toc386_3472915330" text:style-name="Index_20_Link" text:visited-style-name="Index_20_Link">Code Requirements<text:tab/>4</text:a></text:p>
          <text:p text:style-name="P9"><text:a xlink:type="simple" xlink:href="#__RefHeading___Toc388_3472915330" text:style-name="Index_20_Link" text:visited-style-name="Index_20_Link">Scheduler<text:tab/>4</text:a></text:p>
        </text:index-body>
      </text:table-of-content>
      <text:p text:style-name="P3"/>
      <text:h text:style-name="P68" text:outline-level="1"><text:bookmark-start text:name="__RefHeading___Toc382_3472915330"/>Document:<text:bookmark-end text:name="__RefHeading___Toc382_3472915330"/></text:h>
      <text:list xml:id="list4061271454" text:style-name="L1">
        <text:list-item>
          <text:p text:style-name="P10">Shall = Requirement</text:p>
        </text:list-item>
        <text:list-item>
          <text:p text:style-name="P10">Should = Desire</text:p>
        </text:list-item>
        <text:list-item>
          <text:p text:style-name="P11">KISP = Keep It Simple Please</text:p>
        </text:list-item>
      </text:list>
      <text:p text:style-name="P1"/>
      <text:h text:style-name="Heading_20_1" text:outline-level="1"><text:bookmark-start text:name="__RefHeading___Toc384_3472915330"/>Project Goals:<text:bookmark-end text:name="__RefHeading___Toc384_3472915330"/></text:h>
      <text:list xml:id="list2675857194" text:style-name="L2">
        <text:list-item>
          <text:p text:style-name="P31">Command line executable</text:p>
        </text:list-item>
        <text:list-item>
          <text:p text:style-name="P32"><text:span text:style-name="T1">Written in </text:span>C</text:p>
        </text:list-item>
        <text:list-item>
          <text:p text:style-name="P33">Minimal dependencies <text:span text:style-name="T1">(maximize buildability)</text:span></text:p>
        </text:list-item>
        <text:list-item>
          <text:p text:style-name="P67">Must build and execute on Linux a<text:span text:style-name="T37">t</text:span> a minimum</text:p>
        </text:list-item>
        <text:list-item>
          <text:p text:style-name="P34">Build<text:span text:style-name="T36">s</text:span> with GCC</text:p>
        </text:list-item>
        <text:list-item>
          <text:p text:style-name="P13">Makefile based <text:span text:style-name="T2">(KISP)</text:span></text:p>
        </text:list-item>
        <text:list-item>
          <text:p text:style-name="P12">Version controlled with Git</text:p>
        </text:list-item>
        <text:list-item>
          <text:p text:style-name="P14">Source code included with MIT license</text:p>
        </text:list-item>
        <text:list-item>
          <text:p text:style-name="P15">The project is to write a command line executable that will take an input text file and calculate a Static Cycle Schedule from the task information in the input file. <text:s/>Once calculated the executable will generate the required output files and then exit.</text:p>
          <text:p text:style-name="P13"/>
        </text:list-item>
      </text:list>
      <text:p text:style-name="P4"/>
      <text:p text:style-name="P6"/>
      <text:p text:style-name="P3"/>
      <text:h text:style-name="P68" text:outline-level="1"><text:bookmark-start text:name="__RefHeading___Toc386_3472915330"/>Code <text:span text:style-name="T36">Requirements</text:span><text:bookmark-end text:name="__RefHeading___Toc386_3472915330"/></text:h>
      <text:h text:style-name="Heading_20_2" text:outline-level="2"><text:bookmark-start text:name="__RefHeading___Toc388_3472915330"/>Scheduler<text:bookmark-end text:name="__RefHeading___Toc388_3472915330"/></text:h>
      <text:list xml:id="list1099119902" text:style-name="L3">
        <text:list-item>
          <text:list>
            <text:list-item>
              <text:list>
                <text:list-item>
                  <text:p text:style-name="P35">Scheduler <text:span text:style-name="T35">General</text:span> <text:span text:style-name="T28">R</text:span>equirements</text:p>
                </text:list-item>
              </text:list>
            </text:list-item>
          </text:list>
        </text:list-item>
      </text:list>
      <text:list xml:id="list2144269789" text:style-name="L4">
        <text:list-item>
          <text:list>
            <text:list-item>
              <text:list>
                <text:list-item>
                  <text:list>
                    <text:list-item>
                      <text:p text:style-name="P16"><text:span text:style-name="T5">S</text:span>hall have a limit of 255 individual tasks</text:p>
                    </text:list-item>
                    <text:list-item>
                      <text:p text:style-name="P18">Shall generate a static schedule</text:p>
                    </text:list-item>
                    <text:list-item>
                      <text:p text:style-name="P18">Shall generate the schedule pre-task-runtime</text:p>
                    </text:list-item>
                    <text:list-item>
                      <text:p text:style-name="P19">Should provide easily understood errors if <text:span text:style-name="T25">schedule</text:span> fails</text:p>
                    </text:list-item>
                    <text:list-item>
                      <text:p text:style-name="P20">Should provide easily understood errors if input is invalid</text:p>
                    </text:list-item>
                    <text:list-item>
                      <text:p text:style-name="P21">Should provide easily understood errors if output can’t be generated</text:p>
                    </text:list-item>
                    <text:list-item>
                      <text:p text:style-name="P22">Shall allow input file name to be specified on the command line (-f &lt;file name&gt;)</text:p>
                    </text:list-item>
                    <text:list-item>
                      <text:p text:style-name="P23">Should optionally allow an output file path to be specified (-o &lt;path&gt;)</text:p>
                      <text:p text:style-name="P23"/>
                    </text:list-item>
                  </text:list>
                </text:list-item>
              </text:list>
            </text:list-item>
          </text:list>
        </text:list-item>
      </text:list>
      <text:list xml:id="list3848654307" text:style-name="L5">
        <text:list-item>
          <text:list>
            <text:list-item>
              <text:list>
                <text:list-item>
                  <text:list>
                    <text:list-item>
                      <text:p text:style-name="P24">Notes:</text:p>
                    </text:list-item>
                  </text:list>
                </text:list-item>
              </text:list>
            </text:list-item>
          </text:list>
        </text:list-item>
      </text:list>
      <text:list xml:id="list1695044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The idea is that a user will be able to run this executable on the command line, eg: blue_os_scheduler.bin -f input_file.txt -o output_dir. <text:s/>With the example input file, the example output files should be generated in the output_di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2731075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9383329759" text:continue-list="list1099119902" text:style-name="L3">
        <text:list-item>
          <text:list>
            <text:list-item>
              <text:list>
                <text:list-item>
                  <text:p text:style-name="P35">Input <text:span text:style-name="T28">F</text:span>ile <text:span text:style-name="T28">Requirements</text:span></text:p>
                </text:list-item>
              </text:list>
            </text:list-item>
          </text:list>
        </text:list-item>
      </text:list>
      <text:list xml:id="list1055651255" text:style-name="L8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T4">S</text:span>hall be in human readable format <text:span text:style-name="T6">(</text:span>preferably .txt<text:span text:style-name="T6">)</text:span></text:p>
                    </text:list-item>
                    <text:list-item>
                      <text:p text:style-name="P17"><text:span text:style-name="T4">S</text:span>hall have a standard format</text:p>
                    </text:list-item>
                    <text:list-item>
                      <text:p text:style-name="P17"><text:span text:style-name="T4">S</text:span>hall specify the processor code space</text:p>
                    </text:list-item>
                    <text:list-item>
                      <text:p text:style-name="P17"><text:span text:style-name="T4">S</text:span>hall specify the processor ram</text:p>
                    </text:list-item>
                    <text:list-item>
                      <text:p text:style-name="P17"><text:span text:style-name="T4">S</text:span>hall specify the <text:span text:style-name="T33">period</text:span> of each task <text:span text:style-name="T3">in tick units</text:span></text:p>
                    </text:list-item>
                    <text:list-item>
                      <text:p text:style-name="P26">Shall specify the run time for each task in tick units</text:p>
                    </text:list-item>
                    <text:list-item>
                      <text:p text:style-name="P17"><text:span text:style-name="T4">S</text:span>hall specify the start address of each task in code space</text:p>
                    </text:list-item>
                    <text:list-item>
                      <text:p text:style-name="P17"><text:span text:style-name="T4">S</text:span>hall specify the length of each task’s code space</text:p>
                    </text:list-item>
                    <text:list-item>
                      <text:p text:style-name="P17"><text:span text:style-name="T4">S</text:span>hall specify the start address of each task’s ram space</text:p>
                    </text:list-item>
                    <text:list-item>
                      <text:p text:style-name="P17"><text:span text:style-name="T4">S</text:span>hall specify the length of each task’s ram space</text:p>
                    </text:list-item>
                    <text:list-item>
                      <text:p text:style-name="P17"><text:span text:style-name="T4">S</text:span>hall specify the name of each task</text:p>
                    </text:list-item>
                    <text:list-item>
                      <text:p text:style-name="P17"><text:span text:style-name="T4">S</text:span>hall specify a <text:span text:style-name="T8">sequential</text:span> ID number for each task <text:span text:style-name="T7">beginning with 0</text:span></text:p>
                    </text:list-item>
                    <text:list-item>
                      <text:p text:style-name="P27"><text:span text:style-name="T4">S</text:span>hall specify the length (in real time) for each tick</text:p>
                    </text:list-item>
                    <text:list-item>
                      <text:p text:style-name="P28"><text:soft-page-break/>Should provide an ASCII task table <text:span text:style-name="T34">header</text:span> to assist users</text:p>
                    </text:list-item>
                    <text:list-item>
                      <text:p text:style-name="P29">Shall include the OS as the first task ID (0)</text:p>
                    </text:list-item>
                    <text:list-item>
                      <text:p text:style-name="P30">Should include the processor name</text:p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list xml:id="list2635707383" text:style-name="L9">
        <text:list-item>
          <text:list>
            <text:list-item>
              <text:list>
                <text:list-item>
                  <text:list>
                    <text:list-item>
                      <text:p text:style-name="P36">Notes</text:p>
                    </text:list-item>
                  </text:list>
                </text:list-item>
              </text:list>
            </text:list-item>
          </text:list>
        </text:list-item>
      </text:list>
      <text:list xml:id="list2822190636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2">See included Input_File_Example.txt</text:p>
                          <text:p text:style-name="P4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9108292480" text:continue-list="list190309383329759" text:style-name="L3">
        <text:list-item>
          <text:list>
            <text:list-item>
              <text:list>
                <text:list-item>
                  <text:p text:style-name="P35">Scheduling <text:span text:style-name="T28">Requirements</text:span></text:p>
                </text:list-item>
              </text:list>
            </text:list-item>
          </text:list>
        </text:list-item>
      </text:list>
      <text:list xml:id="list2398852737" text:style-name="L11">
        <text:list-item>
          <text:list>
            <text:list-item>
              <text:list>
                <text:list-item>
                  <text:list>
                    <text:list-item>
                      <text:p text:style-name="P44">Shall be exact rate</text:p>
                    </text:list-item>
                    <text:list-item>
                      <text:p text:style-name="P44">Shall be exact period</text:p>
                    </text:list-item>
                    <text:list-item>
                      <text:p text:style-name="P44">Sh<text:span text:style-name="T9">ould</text:span> provide statistics <text:span text:style-name="T10">for</text:span> the schedule</text:p>
                    </text:list-item>
                    <text:list-item>
                      <text:p text:style-name="P44">Shall have a configurable length limit</text:p>
                    </text:list-item>
                    <text:list-item>
                      <text:p text:style-name="P44">Shall generate a schedule with task ID</text:p>
                    </text:list-item>
                    <text:list-item>
                      <text:p text:style-name="P45">Shall schedule the OS in any unfilled processor time</text:p>
                    </text:list-item>
                    <text:list-item>
                      <text:p text:style-name="P46">Shall provide statistics for the OS task</text:p>
                    </text:list-item>
                    <text:list-item>
                      <text:p text:style-name="P47">Shall provide a schedule <text:span text:style-name="T11">of the </text:span>shortest length (least common multiple)</text:p>
                      <text:p text:style-name="P47"/>
                    </text:list-item>
                  </text:list>
                </text:list-item>
              </text:list>
            </text:list-item>
          </text:list>
        </text:list-item>
      </text:list>
      <text:list xml:id="list1575920040" text:style-name="L12">
        <text:list-item>
          <text:list>
            <text:list-item>
              <text:list>
                <text:list-item>
                  <text:list>
                    <text:list-item>
                      <text:p text:style-name="P43">Notes:</text:p>
                    </text:list-item>
                  </text:list>
                </text:list-item>
              </text:list>
            </text:list-item>
          </text:list>
        </text:list-item>
      </text:list>
      <text:list xml:id="list3765641732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20">The scheduler can schedule tasks beginning with the most frequent </text:span><text:span text:style-name="T22">(smallest period)</text:span><text:span text:style-name="T20"> and finding places for each task in descending order of frequency. <text:s/></text:span><text:span text:style-name="T21">Other scheduling methods are acceptable if they meet the requirements. <text:s/></text:span><text:span text:style-name="T23">This is the bulk of the development. <text:s/>See the Static Cycle Scheduling section of the “Scheduling-periodic.pdf” fi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8891213056" text:continue-list="list2398852737" text:style-name="L11">
        <text:list-item>
          <text:list>
            <text:list-item>
              <text:list>
                <text:list-item>
                  <text:list>
                    <text:list-header>
                      <text:p text:style-name="P47"/>
                    </text:list-header>
                  </text:list>
                </text:list-item>
              </text:list>
            </text:list-item>
          </text:list>
        </text:list-item>
      </text:list>
      <text:list xml:id="list190309090930611" text:continue-list="list190309108292480" text:style-name="L3">
        <text:list-item>
          <text:list>
            <text:list-item>
              <text:list>
                <text:list-item>
                  <text:p text:style-name="P35">Output files <text:span text:style-name="T28">requirements</text:span></text:p>
                  <text:p text:style-name="P35"/>
                  <text:list>
                    <text:list-item>
                      <text:p text:style-name="P38"><text:span text:style-name="T24">OS </text:span>Linker File <text:span text:style-name="T28">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52427517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<text:span text:style-name="T12">Shall provide a linker file for Gcc’s LD that allocates </text:span><text:span text:style-name="T18">OS’s </text:span><text:span text:style-name="T12">code space</text:span></text:p>
                        </text:list-item>
                        <text:list-item>
                          <text:p text:style-name="P48">Shall allocate the first <text:span text:style-name="T30">memory block to OS configuration</text:span></text:p>
                        </text:list-item>
                        <text:list-item>
                          <text:p text:style-name="P48">Shall include the vector table at the beginning of the OS section</text:p>
                        </text:list-item>
                        <text:list-item>
                          <text:p text:style-name="P48">Shall include the Task Table directly after the vector table</text:p>
                        </text:list-item>
                        <text:list-item>
                          <text:p text:style-name="P49">Shall allocate the rest of the OS memory <text:span text:style-name="T32">for the OS </text:span>code</text:p>
                        </text:list-item>
                        <text:list-item>
                          <text:p text:style-name="P48">Shall allocate sections on configurable memory boundaries</text:p>
                        </text:list-item>
                        <text:list-item>
                          <text:p text:style-name="P62"><text:soft-page-break/><text:span text:style-name="T12">Shall allocate OS stack section in RAM </text:span><text:span text:style-name="T15">matching</text:span></text:p>
                          <text:p text:style-name="P5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04268361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3"><text:span text:style-name="T15">N</text:span><text:span text:style-name="T19">ote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43235651" text:style-name="L1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5"><text:span text:style-name="T12">See included OS_Linker_Example.</text:span><text:span text:style-name="T17">ld</text:span><text:span text:style-name="T12"> fi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8546803093" text:continue-list="list3752427517" text:style-name="L1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9874671506" text:continue-list="list190309090930611" text:style-name="L3">
        <text:list-item>
          <text:list>
            <text:list-item>
              <text:list>
                <text:list-item>
                  <text:list>
                    <text:list-item>
                      <text:p text:style-name="P40">Task Linker Files <text:span text:style-name="T28">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32478559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Shall generate a linker file for each listed task, <text:span text:style-name="T27">except OS</text:span></text:p>
                        </text:list-item>
                        <text:list-item>
                          <text:p text:style-name="P52">Shall allocate code and ram space matching the OS linker file</text:p>
                        </text:list-item>
                        <text:list-item>
                          <text:p text:style-name="P53">Shall allocate object files to sections</text:p>
                        </text:list-item>
                        <text:list-item>
                          <text:p text:style-name="P53">Shall assume object file <text:span text:style-name="T29">names</text:span> match task names</text:p>
                        </text:list-item>
                        <text:list-item>
                          <text:p text:style-name="P54"><text:span text:style-name="T31">S</text:span>hall use sections names that match task nam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221768640"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Not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569128" text:style-name="L1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6">See included Task1_Linker_Example.ld and Task2_Linker_Example.l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8138489155" text:continue-list="list2232478559"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0309835430605" text:continue-list="list190309874671506" text:style-name="L3">
        <text:list-item>
          <text:list>
            <text:list-item>
              <text:list>
                <text:list-item>
                  <text:list>
                    <text:list-item>
                      <text:p text:style-name="P39">Task T<text:span text:style-name="T26">able and Schedule Requirement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37062364" text:style-name="L2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<text:span text:style-name="T13">Should provide an ASCII art of the schedule </text:span><text:span text:style-name="T14">in comment form</text:span></text:p>
                        </text:list-item>
                        <text:list-item>
                          <text:p text:style-name="P66"><text:span text:style-name="T12">Shall </text:span><text:span text:style-name="T16">include the task list to associate task ID with code address</text:span></text:p>
                        </text:list-item>
                        <text:list-item>
                          <text:p text:style-name="P57">Shall include the task schedule</text:p>
                        </text:list-item>
                        <text:list-item>
                          <text:p text:style-name="P57">Shall follow a defined form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18610178" text:style-name="L2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8">Notes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62936270" text:style-name="L2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9">See included Schedule_Exmaple.tx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96140366" text:style-name="L23">
        <text:list-item>
          <text:list>
            <text:list-item>
              <text:list>
                <text:list-header>
                  <text:p text:style-name="P60"/>
                </text:list-header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6:20:29.767390988</meta:creation-date>
    <dc:date>2019-04-08T19:03:07.020715803</dc:date>
    <meta:editing-duration>P1DT3M40S</meta:editing-duration>
    <meta:editing-cycles>75</meta:editing-cycles>
    <meta:generator>LibreOffice/6.0.7.3$Linux_X86_64 LibreOffice_project/00m0$Build-3</meta:generator>
    <meta:document-statistic meta:table-count="0" meta:image-count="0" meta:object-count="0" meta:page-count="6" meta:paragraph-count="102" meta:word-count="750" meta:character-count="4203" meta:non-whitespace-character-count="3629"/>
  </office:meta>
</office:document-meta>
</file>